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yllabus</text:p>
      <text:p text:style-name="Standard">• Introduction to big data analytics: big data overview, data pre-processing,</text:p>
      <text:p text:style-name="Standard">concepts of supervised and unsupervised learning.</text:p>
      <text:p text:style-name="Standard">• Basic statistics: mean, median, standard deviation, variance, correlation,</text:p>
      <text:p text:style-name="Standard">covariance.</text:p>
      <text:p text:style-name="Standard">• Linear regression: simple linear regression, introduction to multiple linear</text:p>
      <text:p text:style-name="Standard">regression.</text:p>
      <text:p text:style-name="Standard">• Classification: logistic regression, decision trees, SVM.</text:p>
      <text:p text:style-name="Standard">• Ensemble methods: bagging, random forests, boosting.</text:p>
      <text:p text:style-name="Standard">• Clustering: K-means, K-medoids, Hierarchical clustering, X-means.</text:p>
      <text:p text:style-name="Standard">• Evaluation and validation: cross-validation, assessing the statistical signifi-</text:p>
      <text:p text:style-name="Standard">cance of data mining results.</text:p>
      <text:p text:style-name="Standard">• Selection of advanced topics such as: scalable machine learning, big data</text:p>
      <text:p text:style-name="Standard">related techniques, mining stream data, social networks.</text:p>
      <text:p text:style-name="Standard">• Tools: R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6T13:22:06.150827871</meta:creation-date>
    <meta:generator>LibreOffice/6.3.4.2$Linux_X86_64 LibreOffice_project/30$Build-2</meta:generator>
    <dc:date>2020-01-26T17:31:05.113438181</dc:date>
    <meta:editing-duration>PT3S</meta:editing-duration>
    <meta:editing-cycles>1</meta:editing-cycles>
    <meta:document-statistic meta:table-count="0" meta:image-count="0" meta:object-count="0" meta:page-count="1" meta:paragraph-count="15" meta:word-count="96" meta:character-count="742" meta:non-whitespace-character-count="661"/>
  </office:meta>
</office:document-meta>
</file>